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2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3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4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15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6" style:family="paragraph" style:parent-style-name="text_20_tipu_20_1">
      <style:text-properties officeooo:paragraph-rsid="00253a82"/>
    </style:style>
    <style:style style:name="P17" style:family="paragraph" style:parent-style-name="text_20_tipu_20_1">
      <style:text-properties officeooo:rsid="00277055" officeooo:paragraph-rsid="00277055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0">Índex treball</text:p>
          </text:index-title>
          <text:p text:style-name="P9"><text:a xlink:type="simple" xlink:href="#__RefHeading___Toc83_606115898" text:style-name="Index_20_Link" text:visited-style-name="Index_20_Link">Univers de discurs<text:tab/>3</text:a></text:p>
          <text:p text:style-name="P9"><text:a xlink:type="simple" xlink:href="#__RefHeading___Toc85_606115898" text:style-name="Index_20_Link" text:visited-style-name="Index_20_Link">Models UML<text:tab/>4</text:a></text:p>
          <text:p text:style-name="P9"><text:a xlink:type="simple" xlink:href="#__RefHeading___Toc87_606115898" text:style-name="Index_20_Link" text:visited-style-name="Index_20_Link">Codi rellevant<text:tab/>5</text:a></text:p>
          <text:p text:style-name="P9"><text:a xlink:type="simple" xlink:href="#__RefHeading___Toc89_606115898" text:style-name="Index_20_Link" text:visited-style-name="Index_20_Link">Entorn de desenvolupament<text:tab/>6</text:a></text:p>
          <text:p text:style-name="P9"><text:a xlink:type="simple" xlink:href="#__RefHeading___Toc91_606115898" text:style-name="Index_20_Link" text:visited-style-name="Index_20_Link">Documentació posada en marxa<text:tab/>7</text:a></text:p>
          <text:p text:style-name="P9"><text:a xlink:type="simple" xlink:href="#__RefHeading___Toc144_3860701464" text:style-name="Index_20_Link" text:visited-style-name="Index_20_Link">Webgrafia<text:tab/>8</text:a></text:p>
        </text:index-body>
      </text:table-of-content>
      <text:list xml:id="list1785348677" text:style-name="llista_20_lletres_20_2">
        <text:list-header>
          <text:h text:style-name="P11" text:outline-level="1"/>
          <text:h text:style-name="P13" text:outline-level="1"><text:bookmark-start text:name="__RefHeading___Toc83_606115898"/>Univers de discurs<text:bookmark-end text:name="__RefHeading___Toc83_606115898"/></text:h>
          <text:h text:style-name="P13" text:outline-level="1"><text:bookmark-start text:name="__RefHeading___Toc85_606115898"/>Models UML<text:bookmark-end text:name="__RefHeading___Toc85_606115898"/></text:h>
          <text:h text:style-name="P12" text:outline-level="1"/>
          <text:h text:style-name="P13" text:outline-level="1"><text:bookmark-start text:name="__RefHeading___Toc87_606115898"/>Codi rellevant<text:bookmark-end text:name="__RefHeading___Toc87_606115898"/></text:h>
          <text:h text:style-name="P13" text:outline-level="1"><text:bookmark-start text:name="__RefHeading___Toc89_606115898"/>Entorn de desenvolupament<text:bookmark-end text:name="__RefHeading___Toc89_606115898"/></text:h>
          <text:h text:style-name="P12" text:outline-level="1"/>
          <text:h text:style-name="P13" text:outline-level="1"><text:bookmark-start text:name="__RefHeading___Toc91_606115898"/>Documentació posada en marxa<text:bookmark-end text:name="__RefHeading___Toc91_606115898"/></text:h>
          <text:h text:style-name="P14" text:outline-level="1"><text:bookmark-start text:name="__RefHeading___Toc144_3860701464"/>Webgrafia<text:bookmark-end text:name="__RefHeading___Toc144_3860701464"/></text:h>
        </text:list-header>
      </text:list>
      <text:p text:style-name="text_20_tipu_20_1">• Instal·lacions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text_20_tipu_20_1"><text:a xlink:type="simple" xlink:href="https://laravelcollective.com/docs/6.0/html" text:style-name="Internet_20_link" text:visited-style-name="Visited_20_Internet_20_Link">https://laravelcollective.com/docs/6.0/html</text:a></text:p>
      <text:p text:style-name="text_20_tipu_20_1"><text:a xlink:type="simple" xlink:href="https://laravel.com/docs/7.x/socialite" text:style-name="Internet_20_link" text:visited-style-name="Visited_20_Internet_20_Link">https://laravel.com/docs/7.x/socialite</text:a></text:p>
      <text:p text:style-name="text_20_tipu_20_1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><text:a xlink:type="simple" xlink:href="https://stackoverflow.com/questions/50210452/parse-error-syntax-error-unexpected-end-of-file-expecting-elseif-t-elseif-o" text:style-name="Internet_20_link" text:visited-style-name="Visited_20_Internet_20_Link">https://stackoverflow.com/questions/50210452/parse-error-syntax-error-unexpected-end-of-file-expecting-elseif-t-elseif-o</text:a></text:p>
      <text:p text:style-name="P8"/>
      <text:p text:style-name="P17">•Utilitats</text:p>
      <text:p text:style-name="P17"><text:a xlink:type="simple" xlink:href="https://fontawesome.com/" text:style-name="Internet_20_link" text:visited-style-name="Visited_20_Internet_20_Link">https://fontawesome.com</text:a></text:p>
      <text:p text:style-name="P17"/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0</text:page-number></text:p>
      </style:footer>
      <loext:footer-first>
        <text:p text:style-name="MP5"/>
      </loext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8</text:page-number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20H59M3S</meta:editing-duration>
    <meta:editing-cycles>7</meta:editing-cycles>
    <meta:generator>LibreOffice/6.2.5.2$Windows_X86_64 LibreOffice_project/1ec314fa52f458adc18c4f025c545a4e8b22c159</meta:generator>
    <dc:date>2020-05-18T15:15:52.981000000</dc:date>
    <meta:document-statistic meta:table-count="0" meta:image-count="0" meta:object-count="0" meta:page-count="8" meta:paragraph-count="35" meta:word-count="108" meta:character-count="1049" meta:non-whitespace-character-count="973"/>
  </office:meta>
</office:document-meta>
</file>